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, ICompositeCacheAttributes cca , String regionPrefi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mpositeCacheConfigurator.setDefaultAuxValues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acheConfigurator.parseKeyMatcher( Properties props , String aux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ositeCacheConfigurator.parseElementAttributes( Properties props , String regName , String region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ositeCacheConfigurator.doConfigure( String config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iteCacheConfigurator.parseAuxiliary( CompositeCache cache , Properties props , String auxName , String reg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ompositeCacheConfigurator.parseSystemRegions(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Configurator.setDefaultElementAttribut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acheConfigurator.CompositeCacheConfigurator( CompositeCacheManager cc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parseRegions( Properties pro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parseCompositeCacheAttributes( Properties props , String regName , String region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mpositeCacheConfigurator.setDefaultCompositeCacheAttribut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Configurator.parseCompositeCacheAttributes( Properties props , String re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Configurator.doConfigure(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iteCacheConfigurator.parseRegion( Properties props , String regName , String value , ICompositeCacheAttributes 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